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047918" officeooo:paragraph-rsid="00047918"/>
    </style:style>
    <style:style style:name="P2" style:family="paragraph" style:parent-style-name="Text_20_body">
      <style:paragraph-properties fo:text-align="start" style:justify-single-word="false"/>
      <style:text-properties officeooo:rsid="0005d137" officeooo:paragraph-rsid="0005d137"/>
    </style:style>
    <style:style style:name="P3" style:family="paragraph" style:parent-style-name="Subtitle">
      <style:text-properties officeooo:rsid="00047918" officeooo:paragraph-rsid="00047918"/>
    </style:style>
    <style:style style:name="P4" style:family="paragraph" style:parent-style-name="Text_20_body" style:list-style-name="L1">
      <style:text-properties officeooo:rsid="00047918" officeooo:paragraph-rsid="00047918"/>
    </style:style>
    <style:style style:name="P5" style:family="paragraph" style:parent-style-name="Text_20_body" style:list-style-name="L1">
      <style:paragraph-properties fo:text-align="start" style:justify-single-word="false"/>
      <style:text-properties officeooo:rsid="0005d137" officeooo:paragraph-rsid="0005d137"/>
    </style:style>
    <style:style style:name="P6" style:family="paragraph" style:parent-style-name="Text_20_body" style:list-style-name="L1">
      <style:paragraph-properties fo:text-align="start" style:justify-single-word="false"/>
      <style:text-properties officeooo:rsid="00078624" officeooo:paragraph-rsid="00078624"/>
    </style:style>
    <style:style style:name="P7" style:family="paragraph" style:parent-style-name="Text_20_body" style:list-style-name="L1">
      <style:paragraph-properties fo:text-align="start" style:justify-single-word="false"/>
      <style:text-properties officeooo:rsid="000b1cbb" officeooo:paragraph-rsid="000b1cbb"/>
    </style:style>
    <style:style style:name="P8" style:family="paragraph" style:parent-style-name="Text_20_body" style:list-style-name="L1">
      <style:paragraph-properties fo:text-align="start" style:justify-single-word="false"/>
      <style:text-properties officeooo:rsid="000c6f0d" officeooo:paragraph-rsid="000c6f0d"/>
    </style:style>
    <style:style style:name="P9" style:family="paragraph" style:parent-style-name="Text_20_body" style:list-style-name="L1">
      <style:paragraph-properties fo:text-align="start" style:justify-single-word="false"/>
      <style:text-properties officeooo:rsid="000dd9f8" officeooo:paragraph-rsid="000dd9f8"/>
    </style:style>
    <style:style style:name="P10" style:family="paragraph" style:parent-style-name="Text_20_body" style:list-style-name="L1">
      <style:paragraph-properties fo:text-align="start" style:justify-single-word="false"/>
      <style:text-properties officeooo:rsid="0010cace" officeooo:paragraph-rsid="0010cace"/>
    </style:style>
    <style:style style:name="P11" style:family="paragraph" style:parent-style-name="Text_20_body" style:list-style-name="L1">
      <style:paragraph-properties fo:text-align="start" style:justify-single-word="false"/>
      <style:text-properties officeooo:rsid="000ef8dd" officeooo:paragraph-rsid="000ef8dd"/>
    </style:style>
    <style:style style:name="P12" style:family="paragraph" style:parent-style-name="Text_20_body" style:list-style-name="L1">
      <style:paragraph-properties fo:text-align="start" style:justify-single-word="false"/>
      <style:text-properties officeooo:rsid="00140aaf" officeooo:paragraph-rsid="00140aaf"/>
    </style:style>
    <style:style style:name="P13" style:family="paragraph" style:parent-style-name="Text_20_body" style:list-style-name="L1">
      <style:paragraph-properties fo:text-align="start" style:justify-single-word="false"/>
      <style:text-properties officeooo:rsid="00151c86" officeooo:paragraph-rsid="00151c86"/>
    </style:style>
    <style:style style:name="P14" style:family="paragraph" style:parent-style-name="Text_20_body" style:list-style-name="L1">
      <style:paragraph-properties fo:text-align="start" style:justify-single-word="false"/>
      <style:text-properties officeooo:rsid="0017071b" officeooo:paragraph-rsid="0017071b"/>
    </style:style>
    <style:style style:name="P15" style:family="paragraph" style:parent-style-name="Text_20_body" style:list-style-name="L1">
      <style:paragraph-properties fo:text-align="start" style:justify-single-word="false"/>
      <style:text-properties officeooo:rsid="001894f3" officeooo:paragraph-rsid="001894f3"/>
    </style:style>
    <style:style style:name="P16" style:family="paragraph" style:parent-style-name="Text_20_body" style:list-style-name="L1">
      <style:paragraph-properties fo:text-align="start" style:justify-single-word="false"/>
      <style:text-properties officeooo:rsid="0018ecb7" officeooo:paragraph-rsid="0018ecb7"/>
    </style:style>
    <style:style style:name="P17" style:family="paragraph" style:parent-style-name="Text_20_body" style:list-style-name="L1">
      <style:paragraph-properties fo:text-align="start" style:justify-single-word="false"/>
      <style:text-properties officeooo:rsid="001aee40" officeooo:paragraph-rsid="001aee40"/>
    </style:style>
    <style:style style:name="P18" style:family="paragraph" style:parent-style-name="Text_20_body" style:list-style-name="L1">
      <style:paragraph-properties fo:text-align="start" style:justify-single-word="false"/>
      <style:text-properties officeooo:rsid="001cc3c9" officeooo:paragraph-rsid="001cc3c9"/>
    </style:style>
    <style:style style:name="P19" style:family="paragraph" style:parent-style-name="Text_20_body" style:list-style-name="L2">
      <style:paragraph-properties fo:text-align="start" style:justify-single-word="false"/>
      <style:text-properties officeooo:rsid="001cc3c9" officeooo:paragraph-rsid="001cc3c9"/>
    </style:style>
    <style:style style:name="P20" style:family="paragraph" style:parent-style-name="Text_20_body" style:list-style-name="L2">
      <style:paragraph-properties fo:text-align="start" style:justify-single-word="false"/>
      <style:text-properties officeooo:rsid="001f7890" officeooo:paragraph-rsid="00201f89"/>
    </style:style>
    <style:style style:name="P21" style:family="paragraph" style:parent-style-name="Text_20_body" style:list-style-name="L2">
      <style:paragraph-properties fo:text-align="start" style:justify-single-word="false"/>
      <style:text-properties officeooo:rsid="00201f89" officeooo:paragraph-rsid="00201f89"/>
    </style:style>
    <style:style style:name="P22" style:family="paragraph" style:parent-style-name="Text_20_body" style:list-style-name="L2">
      <style:paragraph-properties fo:text-align="start" style:justify-single-word="false"/>
      <style:text-properties officeooo:rsid="0022041b" officeooo:paragraph-rsid="0022041b"/>
    </style:style>
    <style:style style:name="P23" style:family="paragraph" style:parent-style-name="Text_20_body" style:list-style-name="L2">
      <style:paragraph-properties fo:text-align="start" style:justify-single-word="false"/>
      <style:text-properties officeooo:rsid="0024a5a7" officeooo:paragraph-rsid="0024a5a7"/>
    </style:style>
    <style:style style:name="P24" style:family="paragraph" style:parent-style-name="Text_20_body" style:list-style-name="L2">
      <style:paragraph-properties fo:text-align="start" style:justify-single-word="false"/>
      <style:text-properties officeooo:rsid="002619e6" officeooo:paragraph-rsid="002619e6"/>
    </style:style>
    <style:style style:name="P25" style:family="paragraph" style:parent-style-name="Text_20_body" style:list-style-name="L2">
      <style:paragraph-properties fo:text-align="start" style:justify-single-word="false"/>
      <style:text-properties officeooo:rsid="0027f541" officeooo:paragraph-rsid="0027f541"/>
    </style:style>
    <style:style style:name="P26" style:family="paragraph" style:parent-style-name="Text_20_body" style:list-style-name="L2">
      <style:paragraph-properties fo:text-align="start" style:justify-single-word="false"/>
      <style:text-properties officeooo:rsid="0029d6e8" officeooo:paragraph-rsid="0029d6e8"/>
    </style:style>
    <style:style style:name="P27" style:family="paragraph" style:parent-style-name="Text_20_body" style:list-style-name="L2">
      <style:paragraph-properties fo:text-align="start" style:justify-single-word="false"/>
      <style:text-properties officeooo:rsid="002cd3a1" officeooo:paragraph-rsid="002cd3a1"/>
    </style:style>
    <style:style style:name="P28" style:family="paragraph" style:parent-style-name="Text_20_body" style:list-style-name="L2">
      <style:paragraph-properties fo:text-align="start" style:justify-single-word="false"/>
      <style:text-properties officeooo:rsid="002e8a58" officeooo:paragraph-rsid="002e8a58"/>
    </style:style>
    <style:style style:name="P29" style:family="paragraph" style:parent-style-name="Text_20_body" style:list-style-name="L2">
      <style:paragraph-properties fo:text-align="start" style:justify-single-word="false"/>
      <style:text-properties officeooo:rsid="00307874" officeooo:paragraph-rsid="00307874"/>
    </style:style>
    <style:style style:name="P30" style:family="paragraph" style:parent-style-name="Text_20_body" style:list-style-name="L2">
      <style:paragraph-properties fo:text-align="start" style:justify-single-word="false"/>
      <style:text-properties officeooo:rsid="0032022e" officeooo:paragraph-rsid="0032022e"/>
    </style:style>
    <style:style style:name="P31" style:family="paragraph" style:parent-style-name="Text_20_body" style:list-style-name="L2">
      <style:paragraph-properties fo:text-align="start" style:justify-single-word="false"/>
      <style:text-properties officeooo:rsid="003361b7" officeooo:paragraph-rsid="003361b7"/>
    </style:style>
    <style:style style:name="P32" style:family="paragraph" style:parent-style-name="Text_20_body" style:list-style-name="L2">
      <style:paragraph-properties fo:text-align="start" style:justify-single-word="false"/>
      <style:text-properties officeooo:rsid="00348821" officeooo:paragraph-rsid="00348821"/>
    </style:style>
    <style:style style:name="P33" style:family="paragraph" style:parent-style-name="Text_20_body" style:list-style-name="L2">
      <style:paragraph-properties fo:text-align="start" style:justify-single-word="false"/>
      <style:text-properties officeooo:rsid="00365ec9" officeooo:paragraph-rsid="00365ec9"/>
    </style:style>
    <style:style style:name="P34" style:family="paragraph" style:parent-style-name="Text_20_body" style:list-style-name="L2">
      <style:paragraph-properties fo:text-align="start" style:justify-single-word="false"/>
      <style:text-properties officeooo:rsid="003705df" officeooo:paragraph-rsid="003705df"/>
    </style:style>
    <style:style style:name="P35" style:family="paragraph" style:parent-style-name="Text_20_body" style:list-style-name="L2">
      <style:paragraph-properties fo:text-align="start" style:justify-single-word="false"/>
      <style:text-properties officeooo:rsid="00390476" officeooo:paragraph-rsid="00390476"/>
    </style:style>
    <style:style style:name="P36" style:family="paragraph" style:parent-style-name="Text_20_body" style:list-style-name="L2">
      <style:paragraph-properties fo:text-align="start" style:justify-single-word="false"/>
      <style:text-properties officeooo:rsid="00390ad5" officeooo:paragraph-rsid="00390ad5"/>
    </style:style>
    <style:style style:name="P37" style:family="paragraph" style:parent-style-name="Text_20_body" style:list-style-name="L2">
      <style:paragraph-properties fo:text-align="start" style:justify-single-word="false"/>
      <style:text-properties officeooo:rsid="003a94b7" officeooo:paragraph-rsid="003a94b7"/>
    </style:style>
    <style:style style:name="P38" style:family="paragraph" style:parent-style-name="Subtitle" style:list-style-name="L1">
      <style:paragraph-properties fo:text-align="start" style:justify-single-word="false"/>
      <style:text-properties officeooo:rsid="00056172" officeooo:paragraph-rsid="00056172"/>
    </style:style>
    <style:style style:name="P39" style:family="paragraph" style:parent-style-name="Subtitle">
      <style:paragraph-properties fo:text-align="start" style:justify-single-word="false"/>
      <style:text-properties officeooo:rsid="001cc3c9" officeooo:paragraph-rsid="001cc3c9"/>
    </style:style>
    <style:style style:name="P40" style:family="paragraph" style:parent-style-name="Subtitle" style:list-style-name="L2">
      <style:paragraph-properties fo:text-align="start" style:justify-single-word="false"/>
      <style:text-properties officeooo:rsid="002d1502" officeooo:paragraph-rsid="002d1502"/>
    </style:style>
    <style:style style:name="T1" style:family="text">
      <style:text-properties officeooo:rsid="00092880"/>
    </style:style>
    <style:style style:name="T2" style:family="text">
      <style:text-properties officeooo:rsid="000fe494"/>
    </style:style>
    <style:style style:name="T3" style:family="text">
      <style:text-properties officeooo:rsid="0012e153"/>
    </style:style>
    <style:style style:name="T4" style:family="text">
      <style:text-properties officeooo:rsid="00159ba2"/>
    </style:style>
    <style:style style:name="T5" style:family="text">
      <style:text-properties officeooo:rsid="001b2357"/>
    </style:style>
    <style:style style:name="T6" style:family="text">
      <style:text-properties officeooo:rsid="001e64f7"/>
    </style:style>
    <style:style style:name="T7" style:family="text">
      <style:text-properties officeooo:rsid="00239c6d"/>
    </style:style>
    <style:style style:name="T8" style:family="text">
      <style:text-properties officeooo:rsid="00267376"/>
    </style:style>
    <style:style style:name="T9" style:family="text">
      <style:text-properties officeooo:rsid="0028444b"/>
    </style:style>
    <style:style style:name="T10" style:family="text">
      <style:text-properties officeooo:rsid="002aeda4"/>
    </style:style>
    <style:style style:name="T11" style:family="text">
      <style:text-properties officeooo:rsid="003705d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Dickens</text:p>
      <text:list xml:id="list4596438775737945190" text:style-name="L1">
        <text:list-item>
          <text:p text:style-name="P4">Life</text:p>
          <text:list>
            <text:list-item>
              <text:p text:style-name="P4">His father was imprisoned</text:p>
            </text:list-item>
            <text:list-item>
              <text:p text:style-name="P4">He worked in factory, so his family lived in a workhouse built by the church</text:p>
            </text:list-item>
            <text:list-item>
              <text:p text:style-name="P4">He became a journalist and he published on a newspaper in instalments</text:p>
            </text:list-item>
            <text:list-item>
              <text:p text:style-name="P4">His works are appreciated in his life</text:p>
            </text:list-item>
          </text:list>
        </text:list-item>
        <text:list-item>
          <text:p text:style-name="P4">Ideas </text:p>
          <text:list>
            <text:list-item>
              <text:p text:style-name="P4">He believed in Victorian compromise</text:p>
            </text:list-item>
            <text:list-item>
              <text:p text:style-name="P4">he is a humanitarian writer, not a social writer because he doesn't denounce the state of the lower classes, but he only feels compassion for the working class</text:p>
            </text:list-item>
          </text:list>
        </text:list-item>
        <text:list-item>
          <text:p text:style-name="P4">Novels</text:p>
          <text:list>
            <text:list-item>
              <text:p text:style-name="P4">The titles are often name of <text:s/>characters of the novel</text:p>
            </text:list-item>
            <text:list-item>
              <text:p text:style-name="P4">All is novels are caracterized by an happy ending</text:p>
            </text:list-item>
            <text:list-item>
              <text:p text:style-name="P4">He represent the lower classes, composed by workers, criminals and pronstitutes</text:p>
            </text:list-item>
            <text:list-item>
              <text:p text:style-name="P4">His favourite characters are children that are wiser</text:p>
            </text:list-item>
            <text:list-item>
              <text:p text:style-name="P4">He has a didactive aim</text:p>
            </text:list-item>
            <text:list-item>
              <text:p text:style-name="P4">He is ironic (smile in tears)</text:p>
            </text:list-item>
            <text:list-item>
              <text:p text:style-name="P4">Characters are flat (without an evolution during the story), because they are stereotype</text:p>
            </text:list-item>
            <text:list-item>
              <text:p text:style-name="P4">He uses a simple language</text:p>
            </text:list-item>
            <text:list-item>
              <text:p text:style-name="P4">His novel are rich of facts because novels are serialized and he need the reader's attention</text:p>
            </text:list-item>
          </text:list>
          <text:p text:style-name="P38">A Christmas Carol</text:p>
        </text:list-item>
        <text:list-item>
          <text:p text:style-name="P5">Character</text:p>
          <text:list>
            <text:list-item>
              <text:p text:style-name="P5">Scrooge is stingy and gready</text:p>
              <text:list>
                <text:list-item>
                  <text:p text:style-name="P6"><text:span text:style-name="T1">He</text:span> is not good neither with his nephew, neither with his employes</text:p>
                </text:list-item>
              </text:list>
            </text:list-item>
            <text:list-item>
              <text:p text:style-name="P7">Marley </text:p>
              <text:list>
                <text:list-item>
                  <text:p text:style-name="P7">he is chained to his treasures and personality</text:p>
                </text:list-item>
                <text:list-item>
                  <text:p text:style-name="P7">chains represent what he didn't do in life</text:p>
                </text:list-item>
                <text:list-item>
                  <text:p text:style-name="P7">he remains in his office in life, so now he is forced to wonder</text:p>
                </text:list-item>
                <text:list-item>
                  <text:p text:style-name="P13">he wants to show what destiny waits Scrooge if he will not change his mind</text:p>
                </text:list-item>
              </text:list>
            </text:list-item>
            <text:list-item>
              <text:p text:style-name="P8">Past xmas ghost</text:p>
              <text:list>
                <text:list-item>
                  <text:p text:style-name="P8">he shows Scrooge how much he loved xmas in past <text:span text:style-name="T2">in particular at Fezziwig office</text:span></text:p>
                </text:list-item>
                <text:list-item>
                  <text:p text:style-name="P9">From him we know Scrooge lived in a workhouse</text:p>
                </text:list-item>
                <text:list-item>
                  <text:p text:style-name="P10">When he starts his own businness with Marley he became stingy and he refuses to marry his girlfriend <text:span text:style-name="T3">(Daisy)</text:span> because she doesn't have money</text:p>
                </text:list-item>
                <text:list-item>
                  <text:p text:style-name="P14"><text:soft-page-break/>He doesn't want to change his mind</text:p>
                </text:list-item>
              </text:list>
            </text:list-item>
            <text:list-item>
              <text:p text:style-name="P10">Present xmas ghost</text:p>
              <text:list>
                <text:list-item>
                  <text:p text:style-name="P12">Tiny Tim is ill but his poor family cannot take care of him</text:p>
                </text:list-item>
                <text:list-item>
                  <text:p text:style-name="P12">Bob Cratchit and Fred thank Scrooge</text:p>
                </text:list-item>
                <text:list-item>
                  <text:p text:style-name="P12">Poverty and Ignorance (the two children) are a criticism to Victorian society, in which children were abandoned</text:p>
                </text:list-item>
                <text:list-item>
                  <text:p text:style-name="P15">He started to be worried</text:p>
                </text:list-item>
              </text:list>
            </text:list-item>
            <text:list-item>
              <text:p text:style-name="P13">xmas tobe ghost</text:p>
              <text:list>
                <text:list-item>
                  <text:p text:style-name="P13">people laugh about his death and nobody is interested about his funeral</text:p>
                  <text:list>
                    <text:list-item>
                      <text:p text:style-name="P13">Someone says he will go to the funeral if they offer the lunch</text:p>
                    </text:list-item>
                    <text:list-item>
                      <text:p text:style-name="P16">His debtors are happy</text:p>
                    </text:list-item>
                  </text:list>
                </text:list-item>
                <text:list-item>
                  <text:p text:style-name="P13">Shrinking represents the solitude at the end of his life</text:p>
                </text:list-item>
                <text:list-item>
                  <text:p text:style-name="P16">Tim will die</text:p>
                </text:list-item>
                <text:list-item>
                  <text:p text:style-name="P17">His serveant <text:span text:style-name="T5">takes the shirt from his corpse (Scrooge takes Marley's coins/shirt from his corpse)</text:span></text:p>
                </text:list-item>
              </text:list>
            </text:list-item>
          </text:list>
        </text:list-item>
        <text:list-item>
          <text:p text:style-name="P5">Title</text:p>
          <text:list>
            <text:list-item>
              <text:p text:style-name="P5">Carol is a christmas song</text:p>
            </text:list-item>
            <text:list-item>
              <text:p text:style-name="P5">He wrote about Christmas when Prince Albert, Victoria's husband, implemented german christmas tradition</text:p>
            </text:list-item>
            <text:list-item>
              <text:p text:style-name="P11">The theme is the redemption <text:span text:style-name="T4">(religious concept), which is a gift by God</text:span></text:p>
            </text:list-item>
            <text:list-item>
              <text:p text:style-name="P11">new word: humbug (baggianate, bubbole)</text:p>
            </text:list-item>
          </text:list>
        </text:list-item>
        <text:list-item>
          <text:p text:style-name="P18">End</text:p>
          <text:list>
            <text:list-item>
              <text:p text:style-name="P18">He is happy and people he meets are surprised</text:p>
            </text:list-item>
          </text:list>
        </text:list-item>
      </text:list>
      <text:p text:style-name="P39">Lewis Carrol <text:span text:style-name="T10">(Charles Dodgson)</text:span></text:p>
      <text:list xml:id="list4252102060891681635" text:style-name="L2">
        <text:list-item>
          <text:p text:style-name="P19">Life</text:p>
          <text:list>
            <text:list-item>
              <text:p text:style-name="P25">His father was brilliant in Maths and he studied at Cristh Church, <text:span text:style-name="T9">then he became a parson (curato di campagna)</text:span></text:p>
            </text:list-item>
            <text:list-item>
              <text:p text:style-name="P19">He was a writer, a mathematician, a journalist and also an a<text:span text:style-name="T6">n</text:span>glican Deacon</text:p>
            </text:list-item>
            <text:list-item>
              <text:p text:style-name="P20">He studied at home and then at Rugby</text:p>
            </text:list-item>
            <text:list-item>
              <text:p text:style-name="P20">When he left Rugby he studied at Christ Church Institute at Oxford</text:p>
            </text:list-item>
            <text:list-item>
              <text:p text:style-name="P21">He taught Maths at Christ Church <text:span text:style-name="T7">and he obtained the Cristh Church Lectureship</text:span></text:p>
            </text:list-item>
            <text:list-item>
              <text:p text:style-name="P30">He wasn't a typical academic because he tends to destruction</text:p>
            </text:list-item>
          </text:list>
        </text:list-item>
        <text:list-item>
          <text:p text:style-name="P21">Illness</text:p>
          <text:list>
            <text:list-item>
              <text:p text:style-name="P21">He is stammer (balbuziente)</text:p>
            </text:list-item>
            <text:list-item>
              <text:p text:style-name="P23">He has not a good health</text:p>
            </text:list-item>
            <text:list-item>
              <text:p text:style-name="P24">An attack of whooping cough cause the future cheast weak<text:span text:style-name="T8">ing</text:span></text:p>
            </text:list-item>
          </text:list>
        </text:list-item>
        <text:list-item>
          <text:p text:style-name="P26"><text:soft-page-break/>Ideas</text:p>
          <text:list>
            <text:list-item>
              <text:p text:style-name="P22">He was a friend of <text:s/>Dante Gabriel Rossetti and other pre-Raphaelites</text:p>
            </text:list-item>
            <text:list-item>
              <text:p text:style-name="P26">He was conservator</text:p>
            </text:list-item>
            <text:list-item>
              <text:p text:style-name="P27">He started writing from young age</text:p>
            </text:list-item>
          </text:list>
          <text:p text:style-name="P40">Alice in wonderland</text:p>
        </text:list-item>
        <text:list-item>
          <text:p text:style-name="P28">Genesis</text:p>
          <text:list>
            <text:list-item>
              <text:p text:style-name="P28">At Christ Church he met the new head of the school <text:span text:style-name="T11">(Mr Liddle)</text:span> and in particular his three daughter</text:p>
              <text:list>
                <text:list-item>
                  <text:p text:style-name="P28">He was inspired by Alice, one of the 3 sisters</text:p>
                </text:list-item>
                <text:list-item>
                  <text:p text:style-name="P35">Alice asked to write about her</text:p>
                </text:list-item>
              </text:list>
            </text:list-item>
            <text:list-item>
              <text:p text:style-name="P31">It was written during Victorian values crush</text:p>
              <text:list>
                <text:list-item>
                  <text:p text:style-name="P29">Freudian interpretation: a descent into the subconscious</text:p>
                </text:list-item>
              </text:list>
            </text:list-item>
          </text:list>
        </text:list-item>
        <text:list-item>
          <text:p text:style-name="P32">Characteristics</text:p>
          <text:list>
            <text:list-item>
              <text:p text:style-name="P32">He uses non-sense (illogical)</text:p>
            </text:list-item>
            <text:list-item>
              <text:p text:style-name="P33">He plays with maths and logic</text:p>
            </text:list-item>
            <text:list-item>
              <text:p text:style-name="P34">Charcaters are antropomorphic</text:p>
            </text:list-item>
            <text:list-item>
              <text:p text:style-name="P34">He influenced fantasy licterature</text:p>
            </text:list-item>
          </text:list>
        </text:list-item>
        <text:list-item>
          <text:p text:style-name="P36">Chapters</text:p>
          <text:list>
            <text:list-item>
              <text:p text:style-name="P36">All titles are important</text:p>
            </text:list-item>
          </text:list>
        </text:list-item>
        <text:list-item>
          <text:p text:style-name="P36">Characters</text:p>
          <text:list>
            <text:list-item>
              <text:p text:style-name="P36">White rabbit</text:p>
              <text:list>
                <text:list-item>
                  <text:p text:style-name="P36">can speak</text:p>
                </text:list-item>
                <text:list-item>
                  <text:p text:style-name="P36">dressed up</text:p>
                </text:list-item>
              </text:list>
            </text:list-item>
            <text:list-item>
              <text:p text:style-name="P36">Mouse</text:p>
              <text:list>
                <text:list-item>
                  <text:p text:style-name="P36">can swim</text:p>
                </text:list-item>
                <text:list-item>
                  <text:p text:style-name="P36">can speak</text:p>
                </text:list-item>
              </text:list>
            </text:list-item>
            <text:list-item>
              <text:p text:style-name="P36">Dodo</text:p>
              <text:list>
                <text:list-item>
                  <text:p text:style-name="P36">can speak</text:p>
                </text:list-item>
                <text:list-item>
                  <text:p text:style-name="P36">it is a caricature of Carroll (his surname stammered)</text:p>
                </text:list-item>
              </text:list>
            </text:list-item>
            <text:list-item>
              <text:p text:style-name="P36">Bill the Lizard</text:p>
              <text:list>
                <text:list-item>
                  <text:p text:style-name="P36">it is a gardener</text:p>
                </text:list-item>
              </text:list>
            </text:list-item>
            <text:list-item>
              <text:p text:style-name="P37">Caterpillar</text:p>
              <text:list>
                <text:list-item>
                  <text:p text:style-name="P37">smoke the hooka</text:p>
                </text:list-item>
                <text:list-item>
                  <text:p text:style-name="P37">can speak</text:p>
                </text:list-item>
              </text:list>
            </text:list-item>
          </text:list>
        </text:list-item>
      </text:list>
      <text:p text:style-name="P2"/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H23M5S</meta:editing-duration>
    <meta:editing-cycles>49</meta:editing-cycles>
    <meta:generator>LibreOffice/5.2.2.2$Windows_x86 LibreOffice_project/8f96e87c890bf8fa77463cd4b640a2312823f3ad</meta:generator>
    <dc:date>2016-11-02T21:09:58.536000000</dc:date>
    <meta:document-statistic meta:table-count="0" meta:image-count="0" meta:object-count="0" meta:page-count="4" meta:paragraph-count="97" meta:word-count="765" meta:character-count="3906" meta:non-whitespace-character-count="3329"/>
    <meta:user-defined meta:name="Automatic aligning" meta:value-type="boolean">true</meta:user-defined>
    <meta:user-defined meta:name="Automatic chaining" meta:value-type="boolean">true</meta:user-defined>
    <meta:user-defined meta:name="Automatic formatting" meta:value-type="boolean">false</meta:user-defined>
    <meta:user-defined meta:name="Automatic vector size" meta:value-type="float">20</meta:user-defined>
    <meta:user-defined meta:name="Differentials notation" meta:value-type="string">dfdt</meta:user-defined>
    <meta:user-defined meta:name="Equation line break text" meta:value-type="string"/>
    <meta:user-defined meta:name="Exponent" meta:value-type="float">0</meta:user-defined>
    <meta:user-defined meta:name="Fixed point notation" meta:value-type="boolean">false</meta:user-defined>
    <meta:user-defined meta:name="Include file 1" meta:value-type="string"/>
    <meta:user-defined meta:name="Include file 2" meta:value-type="string"/>
    <meta:user-defined meta:name="Include file 3" meta:value-type="string"/>
    <meta:user-defined meta:name="Include file init.imath" meta:value-type="boolean">true</meta:user-defined>
    <meta:user-defined meta:name="Include file substitutions.imath" meta:value-type="boolean">false</meta:user-defined>
    <meta:user-defined meta:name="Include file units.imath" meta:value-type="boolean">false</meta:user-defined>
    <meta:user-defined meta:name="Info 1" meta:value-type="string"/>
    <meta:user-defined meta:name="Info 2" meta:value-type="string"/>
    <meta:user-defined meta:name="Info 3" meta:value-type="string"/>
    <meta:user-defined meta:name="Info 4" meta:value-type="string"/>
    <meta:user-defined meta:name="Inhibit underflow exception" meta:value-type="boolean">true</meta:user-defined>
    <meta:user-defined meta:name="Master document URL" meta:value-type="string"/>
    <meta:user-defined meta:name="Precision" meta:value-type="float">4</meta:user-defined>
    <meta:user-defined meta:name="Preferred units" meta:value-type="string"/>
    <meta:user-defined meta:name="iMath version" meta:value-type="string">2.1.0</meta:user-defined>
  </office:meta>
</office:document-meta>
</file>